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25-02-1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24-02-2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22-02-09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21-02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20-02-1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8-02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7-02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7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5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5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4402</text:p>
          </table:table-cell>
          <table:table-cell office:value-type="string" calcext:value-type="string">
            <text:p>Ozark Lake Quad</text:p>
          </table:table-cell>
          <table:table-cell office:value-type="string" calcext:value-type="string">
            <text:p>195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